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2.0291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ep.v4_bom_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Part Typ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22</text:p>
          </table:table-cell>
          <table:table-cell office:value-type="string" calcext:value-type="string">
            <text:p>Ceramic Capacitor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2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100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3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lfo</text:p>
          </table:table-cell>
          <table:table-cell office:value-type="string" calcext:value-type="string">
            <text:p>Rotary Potentiometer (Small)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formula="of:=SUM([.F4]*1.5)" office:value-type="float" office:value="0.255" calcext:value-type="float">
            <text:p>0.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m1</text:p>
          </table:table-cell>
          <table:table-cell office:value-type="string" calcext:value-type="string">
            <text:p>Rotary Potentiometer (Small)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formula="of:=SUM([.F5]*1.5)" office:value-type="float" office:value="0.255" calcext:value-type="float">
            <text:p>0.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m2</text:p>
          </table:table-cell>
          <table:table-cell office:value-type="string" calcext:value-type="string">
            <text:p>Rotary Potentiometer (Small)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formula="of:=SUM([.F6]*1.5)" office:value-type="float" office:value="0.255" calcext:value-type="float">
            <text:p>0.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mx</text:p>
          </table:table-cell>
          <table:table-cell office:value-type="string" calcext:value-type="string">
            <text:p>Rotary Potentiometer (Small)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formula="of:=SUM([.F7]*1.5)" office:value-type="float" office:value="0.255" calcext:value-type="float">
            <text:p>0.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osc</text:p>
          </table:table-cell>
          <table:table-cell office:value-type="string" calcext:value-type="string">
            <text:p>Rotary Potentiometer (Small)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formula="of:=SUM([.F8]*1.5)" office:value-type="float" office:value="0.255" calcext:value-type="float">
            <text:p>0.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x1</text:p>
          </table:table-cell>
          <table:table-cell office:value-type="string" calcext:value-type="string">
            <text:p>Rotary Potentiometer (Small)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formula="of:=SUM([.F9]*1.5)" office:value-type="float" office:value="0.255" calcext:value-type="float">
            <text:p>0.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x2</text:p>
          </table:table-cell>
          <table:table-cell office:value-type="string" calcext:value-type="string">
            <text:p>Rotary Potentiometer (Small)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formula="of:=SUM([.F10]*1.5)" office:value-type="float" office:value="0.255" calcext:value-type="float">
            <text:p>0.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</text:p>
          </table:table-cell>
          <table:table-cell office:value-type="string" calcext:value-type="string">
            <text:p>Ceramic Capacitor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11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flt</text:p>
          </table:table-cell>
          <table:table-cell office:value-type="string" calcext:value-type="string">
            <text:p>Rotary Potentiometer (Small)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formula="of:=SUM([.F12]*1.5)" office:value-type="float" office:value="0.255" calcext:value-type="float">
            <text:p>0.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shape</text:p>
          </table:table-cell>
          <table:table-cell office:value-type="string" calcext:value-type="string">
            <text:p>Rotary Potentiometer (Small)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formula="of:=SUM([.F13]*1.5)" office:value-type="float" office:value="0.255" calcext:value-type="float">
            <text:p>0.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Electrolytic Capaci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14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1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15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Electrolytic Capaci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16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Electrolytic Capaci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17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Electrolytic Capaci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18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o</text:p>
          </table:table-cell>
          <table:table-cell office:value-type="string" calcext:value-type="string">
            <text:p>220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19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0o</text:p>
          </table:table-cell>
          <table:table-cell office:value-type="string" calcext:value-type="string">
            <text:p>330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20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k</text:p>
          </table:table-cell>
          <table:table-cell office:value-type="string" calcext:value-type="string">
            <text:p>4.7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21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k</text:p>
          </table:table-cell>
          <table:table-cell office:value-type="string" calcext:value-type="string">
            <text:p>4.7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22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k</text:p>
          </table:table-cell>
          <table:table-cell office:value-type="string" calcext:value-type="string">
            <text:p>4.7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23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k</text:p>
          </table:table-cell>
          <table:table-cell office:value-type="string" calcext:value-type="string">
            <text:p>4.7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24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k</text:p>
          </table:table-cell>
          <table:table-cell office:value-type="string" calcext:value-type="string">
            <text:p>330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25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k</text:p>
          </table:table-cell>
          <table:table-cell office:value-type="string" calcext:value-type="string">
            <text:p>4.7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26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7k3</text:p>
          </table:table-cell>
          <table:table-cell office:value-type="string" calcext:value-type="string">
            <text:p>4.7kΩ Resistor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27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106" calcext:value-type="float">
            <text:p>40106</text:p>
          </table:table-cell>
          <table:table-cell table:number-columns-repeated="3"/>
          <table:table-cell office:value-type="float" office:value="0.14" calcext:value-type="float">
            <text:p>0.14</text:p>
          </table:table-cell>
          <table:table-cell table:formula="of:=SUM([.F28]*1.5*2)"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CD4040E</text:p>
          </table:table-cell>
          <table:table-cell table:number-columns-repeated="3"/>
          <table:table-cell office:value-type="float" office:value="0.26" calcext:value-type="float">
            <text:p>0.26</text:p>
          </table:table-cell>
          <table:table-cell table:formula="of:=SUM([.F29]*1.5*2)"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nf</text:p>
          </table:table-cell>
          <table:table-cell office:value-type="string" calcext:value-type="string">
            <text:p>Ceramic Capacitor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30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nf</text:p>
          </table:table-cell>
          <table:table-cell office:value-type="string" calcext:value-type="string">
            <text:p>Ceramic Capacitor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31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Generic female header - 5 pins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formula="of:=SUM([.F32]*1.5)"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Generic female header - 5 pins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formula="of:=SUM([.F33]*1.5)"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0</text:p>
          </table:table-cell>
          <table:table-cell office:value-type="string" calcext:value-type="string">
            <text:p>Generic female header - 6 pins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formula="of:=SUM([.F34]*1.5)"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0</text:p>
          </table:table-cell>
          <table:table-cell office:value-type="string" calcext:value-type="string">
            <text:p>Generic female header - 2 pins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formula="of:=SUM([.F35]*1.5)"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1</text:p>
          </table:table-cell>
          <table:table-cell office:value-type="string" calcext:value-type="string">
            <text:p>Generic female header - 4 pins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formula="of:=SUM([.F36]*1.5)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p</text:p>
          </table:table-cell>
          <table:table-cell office:value-type="string" calcext:value-type="string">
            <text:p>Generic female header - 2 pins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37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led</text:p>
          </table:table-cell>
          <table:table-cell office:value-type="string" calcext:value-type="string">
            <text:p>Generic female header - 3 pins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38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lfo</text:p>
          </table:table-cell>
          <table:table-cell office:value-type="string" calcext:value-type="string">
            <text:p>Generic female header - 2 pins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39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m1</text:p>
          </table:table-cell>
          <table:table-cell office:value-type="string" calcext:value-type="string">
            <text:p>Generic female header - 3 pins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40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m2</text:p>
          </table:table-cell>
          <table:table-cell office:value-type="string" calcext:value-type="string">
            <text:p>Generic female header - 3 pins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41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c</text:p>
          </table:table-cell>
          <table:table-cell office:value-type="string" calcext:value-type="string">
            <text:p>Generic female header - 3 pins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42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x1</text:p>
          </table:table-cell>
          <table:table-cell office:value-type="string" calcext:value-type="string">
            <text:p>Generic female header - 2 pins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43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x2</text:p>
          </table:table-cell>
          <table:table-cell office:value-type="string" calcext:value-type="string">
            <text:p>Generic female header - 2 pins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44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xs</text:p>
          </table:table-cell>
          <table:table-cell office:value-type="string" calcext:value-type="string">
            <text:p>Generic female header - 2 pins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formula="of:=SUM([.F45]*1.5)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R</text:p>
          </table:table-cell>
          <table:table-cell office:value-type="string" calcext:value-type="string">
            <text:p>Photocell (LDR)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 table:formula="of:=SUM([.F46]*1.5)"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White (8000K) LED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47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White (8000K) LED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SUM([.F48]*1.5)"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Piezo Speaker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formula="of:=SUM([.F49]*1.5)"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plug1</text:p>
          </table:table-cell>
          <table:table-cell office:value-type="string" calcext:value-type="string">
            <text:p>Power plug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table:formula="of:=SUM([.F50]*1.5)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S1</text:p>
          </table:table-cell>
          <table:table-cell office:value-type="string" calcext:value-type="string">
            <text:p>Audio Jack (TRS) 3.5mm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formula="of:=SUM([.F51]*1.5)" office:value-type="float" office:value="0.375" calcext:value-type="float">
            <text:p>0.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1</text:p>
          </table:table-cell>
          <table:table-cell office:value-type="string" calcext:value-type="string">
            <text:p>9v – barre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F52]*1.5)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R22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SUM([.F53]*1.5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F54]*1.5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formula="of:=SUM([.F55]*1.5)" office:value-type="float" office:value="2.25" calcext:value-type="float">
            <text:p>2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formula="of:=SUM([.F56]*1.5)" office:value-type="float" office:value="2.25" calcext:value-type="float">
            <text:p>2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</text:p>
          </table:table-cell>
          <table:table-cell office:value-type="string" calcext:value-type="string">
            <text:p>breadboard jumper wire</text:p>
          </table:table-cell>
          <table:table-cell table:number-columns-repeated="3"/>
          <table:table-cell office:value-type="float" office:value="0.38" calcext:value-type="float">
            <text:p>0.38</text:p>
          </table:table-cell>
          <table:table-cell table:formula="of:=SUM([.F57]*1.5)"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ing</text:p>
          </table:table-cell>
          <table:table-cell office:value-type="string" calcext:value-type="string">
            <text:p>nuts&amp;bolts</text:p>
          </table:table-cell>
          <table:table-cell table:number-columns-repeated="3"/>
          <table:table-cell office:value-type="float" office:value="0.24" calcext:value-type="float">
            <text:p>0.24</text:p>
          </table:table-cell>
          <table:table-cell table:formula="of:=SUM([.F58]*1.5)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bs</text:p>
          </table:table-cell>
          <table:table-cell office:value-type="string" calcext:value-type="string">
            <text:p>Potentiometer Nnob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28" calcext:value-type="float">
            <text:p>0.28</text:p>
          </table:table-cell>
          <table:table-cell table:formula="of:=SUM([.F59]*1.5*9)" office:value-type="float" office:value="3.78" calcext:value-type="float">
            <text:p>3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volt adapter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SUM([.F2:.F60])" office:value-type="float" office:value="11.1" calcext:value-type="float">
            <text:p>11.1</text:p>
          </table:table-cell>
          <table:table-cell table:formula="of:=SUM([.F61]*1.5)" office:value-type="float" office:value="16.65" calcext:value-type="float">
            <text:p>16.65</text:p>
          </table:table-cell>
          <table:table-cell/>
          <table:table-cell office:value-type="string" calcext:value-type="string">
            <text:p>kit</text:p>
          </table:table-cell>
          <table:table-cell office:value-type="string" calcext:value-type="string">
            <text:p>built</text:p>
          </table:table-cell>
        </table:table-row>
        <table:table-row table:style-name="ro1"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Part Type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part numb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Ω Resisto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Ω Resisto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Ω Resistor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0Ω Resistor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.7kΩ Resisto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06" calcext:value-type="float">
            <text:p>4010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dio Jack (TRS) 3.5mm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D4040E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ramic Capacito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ctrolytic Capacitor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ic female header - 2 pins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neric female header - 3 pin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eric female header - 4 pin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ic female header - 5 pin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eric female header - 6 pin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otocell (LDR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ezo Speak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plug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tary Potentiometer (Small)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ite (8000K) LED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R220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to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bottom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ires</text:p>
          </table:table-cell>
          <table:table-cell office:value-type="string" calcext:value-type="string">
            <text:p>breadboard jumper wir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unting</text:p>
          </table:table-cell>
          <table:table-cell office:value-type="string" calcext:value-type="string">
            <text:p>nuts&amp;bolt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bs</text:p>
          </table:table-cell>
          <table:table-cell office:value-type="string" calcext:value-type="string">
            <text:p>Potentiometer Nnob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7T10:17:40.972747331</dc:date>
    <meta:editing-duration>PT4H58M41S</meta:editing-duration>
    <meta:editing-cycles>15</meta:editing-cycles>
    <meta:generator>LibreOffice/7.3.7.2$Linux_X86_64 LibreOffice_project/30$Build-2</meta:generator>
    <meta:document-statistic meta:table-count="1" meta:cell-count="311" meta:object-count="0"/>
  </office:meta>
</office:document-meta>
</file>